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1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102cm" svg:stroke-color="#b3b3b3" draw:marker-start-width="0.276cm" draw:marker-end-width="0.276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1cm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497cm"/>
    </style:style>
    <style:style style:name="gr4" style:family="graphic" style:parent-style-name="standard">
      <style:graphic-properties draw:textarea-horizontal-align="justify" draw:textarea-vertical-align="middle" draw:auto-grow-height="false" fo:min-height="0.383cm" fo:min-width="0.133cm"/>
    </style:style>
    <style:style style:name="gr5" style:family="graphic" style:parent-style-name="standard">
      <style:graphic-properties draw:textarea-horizontal-align="justify" draw:textarea-vertical-align="middle" draw:auto-grow-height="false" fo:min-height="0.382cm" fo:min-width="0.133cm"/>
    </style:style>
    <style:style style:name="gr6" style:family="graphic" style:parent-style-name="standard">
      <style:graphic-properties draw:fill="solid" draw:fill-color="#00ae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="solid" draw:fill-color="#00ae00" draw:textarea-horizontal-align="justify" draw:textarea-vertical-align="middle" draw:auto-grow-height="false" fo:min-height="0cm" fo:min-width="1.168cm"/>
    </style:style>
    <style:style style:name="gr8" style:family="graphic" style:parent-style-name="standard">
      <style:graphic-properties draw:fill="solid" draw:fill-color="#00ae00" draw:textarea-horizontal-align="justify" draw:textarea-vertical-align="middle" draw:auto-grow-height="false" fo:min-height="0.08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0.7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0.9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9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8cm" fo:min-width="0cm"/>
    </style:style>
    <style:style style:name="gr13" style:family="graphic" style:parent-style-name="objectwithoutfill">
      <style:graphic-properties draw:stroke="dash" draw:stroke-dash="Dashed_20__28_var_29_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1.16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1.08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68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9cm" fo:min-width="0cm"/>
    </style:style>
    <style:style style:name="gr19" style:family="graphic" style:parent-style-name="objectwithoutfill">
      <style:graphic-properties svg:stroke-width="0.025cm" svg:stroke-color="#cc0000" draw:marker-start="" draw:marker-start-width="0.237cm" draw:marker-end="Arrowheads_20_2" draw:marker-end-width="0.237cm" draw:fill="none" draw:textarea-vertical-align="middle" fo:padding-top="0.137cm" fo:padding-bottom="0.137cm" fo:padding-left="0.262cm" fo:padding-right="0.26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9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3cm" fo:min-width="0cm"/>
    </style:style>
    <style:style style:name="gr2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width="0.025cm" svg:stroke-color="#000000" draw:marker-start-width="0.237cm" draw:marker-end-width="0.237cm" draw:fill="none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25" style:family="graphic" style:parent-style-name="standard">
      <style:graphic-properties draw:stroke="none" svg:stroke-color="#000000" draw:fill="none" draw:fill-color="#ffffff" fo:min-height="0.41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8cm" fo:min-width="0cm"/>
    </style:style>
    <style:style style:name="gr28" style:family="graphic" style:parent-style-name="objectwithoutfill">
      <style:graphic-properties svg:stroke-width="0.025cm" svg:stroke-color="#cc0000" draw:marker-start="Arrowheads_20_2" draw:marker-start-width="0.237cm" draw:marker-end="" draw:marker-end-width="0.237cm" draw:fill="none" draw:textarea-vertical-align="middle" fo:padding-top="0.137cm" fo:padding-bottom="0.137cm" fo:padding-left="0.262cm" fo:padding-right="0.26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1cm" fo:min-width="0cm"/>
    </style:style>
    <style:style style:name="gr30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5cm" fo:min-width="0cm"/>
    </style:style>
    <style:style style:name="gr33" style:family="graphic" style:parent-style-name="objectwithoutfill">
      <style:graphic-properties svg:stroke-width="0.025cm" svg:stroke-color="#cc0000" draw:marker-start="Arrowheads_20_2" draw:marker-start-width="0.237cm" draw:marker-end="Arrowheads_20_2" draw:marker-end-width="0.237cm" draw:fill="none" draw:textarea-vertical-align="middle" fo:padding-top="0.137cm" fo:padding-bottom="0.137cm" fo:padding-left="0.262cm" fo:padding-right="0.26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0.389cm"/>
    </style:style>
    <style:style style:name="gr36" style:family="graphic" style:parent-style-name="standard">
      <style:graphic-properties svg:stroke-color="#000000" draw:fill="solid" draw:fill-color="#000000" draw:textarea-vertical-align="middle" draw:auto-grow-height="false" fo:min-height="0cm" fo:min-width="0cm"/>
    </style:style>
    <style:style style:name="gr37" style:family="graphic" style:parent-style-name="objectwithoutfill">
      <style:graphic-properties svg:stroke-width="0.051cm" draw:marker-start="Arrowheads_20_2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025cm" svg:stroke-color="#cc0000" draw:marker-start="Arrowheads_20_2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39" style:family="graphic" style:parent-style-name="objectwithoutfill">
      <style:graphic-properties draw:stroke="dash" draw:stroke-dash="Ultrafine_20_Dashed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40" style:family="graphic" style:parent-style-name="objectwithoutfill">
      <style:graphic-properties svg:stroke-width="0.051cm" svg:stroke-color="#b3b3b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style:font-name="Times New Roman"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  <style:text-properties style:font-name="Times New Roman" fo:font-size="10pt" style:font-size-asian="10pt" style:font-size-complex="1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579d1c" style:font-name="Times New Roman" fo:font-size="10pt" style:font-size-asian="10pt" style:font-size-complex="10pt"/>
    </style:style>
    <style:style style:name="P6" style:family="paragraph">
      <style:paragraph-properties fo:margin-left="0cm" fo:margin-right="0cm" fo:text-indent="0cm"/>
      <style:text-properties fo:color="#3465a4" style:font-name="Times New Roman" fo:font-size="10pt" style:font-size-asian="10pt" style:font-size-complex="10pt"/>
    </style:style>
    <style:style style:name="P7" style:family="paragraph">
      <style:paragraph-properties fo:margin-left="0cm" fo:margin-right="0cm" fo:text-indent="0cm"/>
      <style:text-properties fo:color="#cc0000" style:font-name="Times New Roman" fo:font-size="10pt" style:font-size-asian="10pt" style:font-size-complex="10pt"/>
    </style:style>
    <style:style style:name="P8" style:family="paragraph">
      <style:paragraph-properties fo:text-align="cente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fo:color="#579d1c" style:font-name="Times New Roman" fo:font-size="10pt" style:font-size-asian="10pt" style:font-size-complex="10pt"/>
    </style:style>
    <style:style style:name="T3" style:family="text">
      <style:text-properties fo:color="#579d1c" style:text-position="sub 58%" style:font-name="Times New Roman" fo:font-size="14pt" style:font-size-asian="14pt" style:font-size-complex="14pt"/>
    </style:style>
    <style:style style:name="T4" style:family="text">
      <style:text-properties fo:color="#3465a4" style:font-name="Times New Roman" fo:font-size="10pt" style:font-size-asian="10pt" style:font-size-complex="10pt"/>
    </style:style>
    <style:style style:name="T5" style:family="text">
      <style:text-properties fo:color="#3465a4" style:text-position="sub 58%" style:font-name="Times New Roman" fo:font-size="14pt" style:font-size-asian="14pt" style:font-size-complex="14pt"/>
    </style:style>
    <style:style style:name="T6" style:family="text">
      <style:text-properties fo:color="#cc0000" style:font-name="Times New Roman" fo:font-size="10pt" style:font-size-asian="10pt" style:font-size-complex="10pt"/>
    </style:style>
    <style:style style:name="T7" style:family="text">
      <style:text-properties fo:color="#cc0000" style:text-position="sub 58%" style:font-name="Times New Roman" fo:font-size="14pt" style:font-size-asian="14pt" style:font-size-complex="14pt"/>
    </style:style>
    <style:style style:name="T8" style:family="text">
      <style:text-properties style:font-name="Times New Roman2" fo:font-size="10pt" style:font-name-asian="Times New Roman2" style:font-size-asian="10pt" style:font-name-complex="Times New Roman2" style:font-size-complex="10pt"/>
    </style:style>
    <style:style style:name="T9" style:family="text">
      <style:text-properties style:text-position="sub 58%" style:font-name="Times New Roman" fo:font-size="14pt" style:font-size-asian="14pt" style:font-size-complex="14pt"/>
    </style:style>
    <style:style style:name="T10" style:family="text">
      <style:text-properties fo:color="#808080" style:font-name="Times New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143cm" svg:y1="5.455cm" svg:x2="11.476cm" svg:y2="5.455cm">
          <text:p/>
        </draw:line>
        <draw:line draw:style-name="gr1" draw:text-style-name="P1" draw:layer="layout" svg:x1="6.222cm" svg:y1="5.455cm" svg:x2="11.453cm" svg:y2="4.667cm">
          <text:p/>
        </draw:line>
        <draw:line draw:style-name="gr1" draw:text-style-name="P1" draw:layer="layout" svg:x1="6.223cm" svg:y1="5.456cm" svg:x2="11.453cm" svg:y2="6.175cm">
          <text:p/>
        </draw:line>
        <draw:line draw:style-name="gr1" draw:text-style-name="P1" draw:layer="layout" svg:x1="11.478cm" svg:y1="5.456cm" svg:x2="18.161cm" svg:y2="4.446cm">
          <text:p/>
        </draw:line>
        <draw:line draw:style-name="gr1" draw:text-style-name="P1" draw:layer="layout" svg:x1="11.431cm" svg:y1="5.455cm" svg:x2="18.161cm" svg:y2="6.388cm">
          <text:p/>
        </draw:line>
        <draw:line draw:style-name="gr1" draw:text-style-name="P1" draw:layer="layout" svg:x1="11.442cm" svg:y1="4.667cm" svg:x2="18.161cm" svg:y2="4.667cm">
          <text:p/>
        </draw:line>
        <draw:line draw:style-name="gr1" draw:text-style-name="P1" draw:layer="layout" svg:x1="11.444cm" svg:y1="6.175cm" svg:x2="18.161cm" svg:y2="6.175cm">
          <text:p/>
        </draw:line>
        <draw:line draw:style-name="gr2" draw:text-style-name="P1" draw:layer="layout" svg:x1="1.172cm" svg:y1="2.253cm" svg:x2="2.193cm" svg:y2="2.253cm">
          <text:p/>
        </draw:line>
        <draw:line draw:style-name="gr2" draw:text-style-name="P1" draw:layer="layout" svg:x1="1.19cm" svg:y1="2.253cm" svg:x2="1.19cm" svg:y2="1.279cm">
          <text:p/>
        </draw:line>
        <draw:frame draw:style-name="gr3" draw:text-style-name="P2" draw:layer="layout" svg:width="1.168cm" svg:height="0.747cm" svg:x="1.553cm" svg:y="1.533cm">
          <draw:text-box>
            <text:p><text:span text:style-name="T1">+z</text:span></text:p>
          </draw:text-box>
        </draw:frame>
        <draw:frame draw:style-name="gr3" draw:text-style-name="P2" draw:layer="layout" svg:width="1.168cm" svg:height="0.747cm" svg:x="0.791cm" svg:y="0.771cm">
          <draw:text-box>
            <text:p><text:span text:style-name="T1">+x</text:span></text:p>
          </draw:text-box>
        </draw:frame>
        <draw:custom-shape draw:style-name="gr4" draw:text-style-name="P3" draw:layer="layout" svg:width="0.895cm" svg:height="0.895cm" svg:x="9.883cm" svg:y="6.881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895cm" svg:height="0.894cm" svg:x="9.883cm" svg:y="0.029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34cm" svg:x="7.491cm" svg:y="2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668cm" svg:height="0.167cm" svg:x="6.824cm" svg:y="7.75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333cm" svg:height="0.333cm" svg:x="15.373cm" svg:y="7.69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668cm" svg:height="0.167cm" svg:x="14.705cm" svg:y="2.866cm">
          <text:p/>
          <draw:enhanced-geometry svg:viewBox="0 0 21600 21600" draw:mirror-vertical="true" draw:type="rectangle" draw:enhanced-path="M 0 0 L 21600 0 21600 21600 0 21600 0 0 Z N"/>
        </draw:custom-shape>
        <draw:frame draw:style-name="gr9" draw:text-style-name="P5" draw:layer="layout" svg:width="1.226cm" svg:height="0.966cm" svg:x="7.658cm" svg:y="2.444cm">
          <draw:text-box>
            <text:p text:style-name="P4"><text:span text:style-name="T2">+V</text:span><text:span text:style-name="T3">c1</text:span></text:p>
          </draw:text-box>
        </draw:frame>
        <draw:frame draw:style-name="gr10" draw:text-style-name="P5" draw:layer="layout" svg:width="1.483cm" svg:height="0.748cm" svg:x="6.991cm" svg:y="7.825cm">
          <draw:text-box>
            <text:p text:style-name="P4"><text:span text:style-name="T2">GND</text:span></text:p>
          </draw:text-box>
        </draw:frame>
        <draw:frame draw:style-name="gr11" draw:text-style-name="P5" draw:layer="layout" svg:width="1.483cm" svg:height="0.747cm" svg:x="13.63cm" svg:y="2.623cm">
          <draw:text-box>
            <text:p text:style-name="P4"><text:span text:style-name="T2">GND</text:span></text:p>
          </draw:text-box>
        </draw:frame>
        <draw:frame draw:style-name="gr12" draw:text-style-name="P2" draw:layer="layout" svg:width="0.819cm" svg:height="0.64cm" svg:x="4.688cm" svg:y="6.131cm">
          <draw:text-box>
            <text:p text:style-name="P4"><text:span text:style-name="T1">s2</text:span></text:p>
          </draw:text-box>
        </draw:frame>
        <draw:line draw:style-name="gr13" draw:text-style-name="P1" draw:layer="layout" svg:x1="9.493cm" svg:y1="3.963cm" svg:x2="11.161cm" svg:y2="3.963cm">
          <text:p/>
        </draw:line>
        <draw:frame draw:style-name="gr9" draw:text-style-name="P5" draw:layer="layout" svg:width="1.226cm" svg:height="0.966cm" svg:x="14.286cm" svg:y="7.354cm">
          <draw:text-box>
            <text:p text:style-name="P4"><text:span text:style-name="T2">+V</text:span><text:span text:style-name="T3">c2</text:span></text:p>
          </draw:text-box>
        </draw:frame>
        <draw:frame draw:style-name="gr14" draw:text-style-name="P6" draw:layer="layout" svg:width="1.675cm" svg:height="0.966cm" svg:x="10.644cm" svg:y="-0.03cm">
          <draw:text-box>
            <text:p text:style-name="P4"><text:span text:style-name="T4">+V</text:span><text:span text:style-name="T5">pillars</text:span></text:p>
          </draw:text-box>
        </draw:frame>
        <draw:frame draw:style-name="gr15" draw:text-style-name="P2" draw:layer="layout" svg:width="0.916cm" svg:height="0.792cm" svg:x="11.049cm" svg:y="2.419cm">
          <draw:text-box>
            <text:p text:style-name="P4"><text:span text:style-name="T1">g2</text:span></text:p>
          </draw:text-box>
        </draw:frame>
        <draw:frame draw:style-name="gr16" draw:text-style-name="P6" draw:layer="layout" svg:width="1.595cm" svg:height="0.966cm" svg:x="9.552cm" svg:y="7.523cm">
          <draw:text-box>
            <text:p text:style-name="P4"><text:span text:style-name="T4">-V</text:span><text:span text:style-name="T5">pillars</text:span></text:p>
          </draw:text-box>
        </draw:frame>
        <draw:frame draw:style-name="gr17" draw:text-style-name="P2" draw:layer="layout" svg:width="2.187cm" svg:height="1.029cm" svg:x="-0.028cm" svg:y="0.02cm">
          <draw:text-box>
            <text:p text:style-name="P4"><text:span text:style-name="T1">Top view</text:span></text:p>
            <text:p text:style-name="P4"><text:span text:style-name="T1">Not to scale</text:span></text:p>
          </draw:text-box>
        </draw:frame>
        <draw:frame draw:style-name="gr18" draw:text-style-name="P7" draw:layer="measurelines" svg:width="0.947cm" svg:height="0.966cm" svg:x="8.451cm" svg:y="8.046cm">
          <draw:text-box>
            <text:p text:style-name="P4"><text:span text:style-name="T6">L</text:span><text:span text:style-name="T7">1</text:span></text:p>
          </draw:text-box>
        </draw:frame>
        <draw:frame draw:style-name="gr18" draw:text-style-name="P7" draw:layer="measurelines" svg:width="1.493cm" svg:height="0.966cm" svg:x="13.652cm" svg:y="8.047cm">
          <draw:text-box>
            <text:p text:style-name="P4"><text:span text:style-name="T6">L</text:span><text:span text:style-name="T7">2</text:span></text:p>
          </draw:text-box>
        </draw:frame>
        <draw:line draw:style-name="gr19" draw:text-style-name="P8" draw:layer="measurelines" svg:x1="4.666cm" svg:y1="2.103cm" svg:x2="5.137cm" svg:y2="2.103cm">
          <text:p/>
        </draw:line>
        <draw:frame draw:style-name="gr18" draw:text-style-name="P7" draw:layer="measurelines" svg:width="1.493cm" svg:height="0.966cm" svg:x="3.667cm" svg:y="1.545cm">
          <draw:text-box>
            <text:p text:style-name="P4"><text:span text:style-name="T6">z</text:span><text:span text:style-name="T7">s1,s2</text:span></text:p>
          </draw:text-box>
        </draw:frame>
        <draw:frame draw:style-name="gr20" draw:text-style-name="P7" draw:layer="measurelines" svg:width="1.778cm" svg:height="0.966cm" svg:x="7.366cm" svg:y="0.717cm">
          <draw:text-box>
            <text:p text:style-name="P4"><text:span text:style-name="T6">z</text:span><text:span text:style-name="T7">g1,pillars</text:span></text:p>
          </draw:text-box>
        </draw:frame>
        <draw:line draw:style-name="gr19" draw:text-style-name="P8" draw:layer="measurelines" svg:x1="7.312cm" svg:y1="2.094cm" svg:x2="7.658cm" svg:y2="2.094cm">
          <text:p/>
        </draw:line>
        <draw:frame draw:style-name="gr21" draw:text-style-name="P7" draw:layer="measurelines" svg:width="1.353cm" svg:height="0.969cm" svg:x="6.305cm" svg:y="1.536cm">
          <draw:text-box>
            <text:p text:style-name="P4"><text:span text:style-name="T6">z</text:span><text:span text:style-name="T7">g1,c1</text:span></text:p>
          </draw:text-box>
        </draw:frame>
        <draw:frame draw:style-name="gr22" draw:text-style-name="P7" draw:layer="measurelines" svg:width="1.405cm" svg:height="0.966cm" svg:x="12.846cm" svg:y="0.763cm">
          <draw:text-box>
            <text:p text:style-name="P4"><text:span text:style-name="T6">z</text:span><text:span text:style-name="T7">g2,c2</text:span></text:p>
          </draw:text-box>
        </draw:frame>
        <draw:custom-shape draw:style-name="gr23" draw:text-style-name="P8" draw:layer="layout" svg:width="0.127cm" svg:height="0.127cm" svg:x="0.391cm" svg:y="2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254cm" svg:height="0.254cm" svg:x="0.323cm" svg:y="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" draw:layer="layout" svg:width="1.168cm" svg:height="0.662cm" svg:x="0.029cm" svg:y="2.349cm">
          <draw:text-box>
            <text:p><text:span text:style-name="T1">+y</text:span></text:p>
          </draw:text-box>
        </draw:frame>
        <draw:frame draw:style-name="gr26" draw:text-style-name="P7" draw:layer="layout" svg:width="0.989cm" svg:height="0.966cm" svg:x="5.037cm" svg:y="5.195cm">
          <draw:text-box>
            <text:p text:style-name="P4"><text:span text:style-name="T6">w</text:span><text:span text:style-name="T7">2</text:span></text:p>
          </draw:text-box>
        </draw:frame>
        <draw:frame draw:style-name="gr27" draw:text-style-name="P7" draw:layer="layout" svg:width="0.918cm" svg:height="1.108cm" svg:x="3.538cm" svg:y="5.195cm">
          <draw:text-box>
            <text:p text:style-name="P4"><text:span text:style-name="T6">w</text:span><text:span text:style-name="T7">1</text:span></text:p>
          </draw:text-box>
        </draw:frame>
        <draw:line draw:style-name="gr28" draw:text-style-name="P8" draw:layer="layout" svg:x1="19.692cm" svg:y1="2.413cm" svg:x2="19.692cm" svg:y2="5.221cm">
          <text:p/>
        </draw:line>
        <draw:frame draw:style-name="gr29" draw:text-style-name="P7" draw:layer="layout" svg:width="1.27cm" svg:height="0.966cm" svg:x="19.172cm" svg:y="4.906cm">
          <draw:text-box>
            <text:p text:style-name="P4"><text:span text:style-name="T6">w</text:span><text:span text:style-name="T7">det</text:span></text:p>
          </draw:text-box>
        </draw:frame>
        <draw:path draw:style-name="gr30" draw:text-style-name="P8" draw:layer="layout" svg:width="0.38cm" svg:height="0.38cm" svg:x="1.878cm" svg:y="5.572cm" svg:viewBox="0 0 381 381" svg:d="M0 0c381 0 381 381 381 381">
          <text:p/>
        </draw:path>
        <draw:path draw:style-name="gr30" draw:text-style-name="P8" draw:layer="layout" svg:width="0.38cm" svg:height="0.38cm" draw:transform="rotate (-3.14159265358979) translate (2.26cm 5.353cm)" svg:viewBox="0 0 381 381" svg:d="M381 0c-381 0-381 381-381 381">
          <text:p/>
        </draw:path>
        <draw:frame draw:style-name="gr31" draw:text-style-name="P2" draw:layer="layout" svg:width="1.987cm" svg:height="0.64cm" svg:x="1.143cm" svg:y="4.328cm">
          <draw:text-box>
            <text:p text:style-name="P4"><text:span text:style-name="T1">Skimmer</text:span></text:p>
          </draw:text-box>
        </draw:frame>
        <draw:frame draw:style-name="gr31" draw:text-style-name="P2" draw:layer="layout" svg:width="1.987cm" svg:height="1.029cm" svg:x="-0.127cm" svg:y="6.238cm">
          <draw:text-box>
            <text:p text:style-name="P4"><text:span text:style-name="T1">Heated nozzle</text:span></text:p>
          </draw:text-box>
        </draw:frame>
        <draw:frame draw:style-name="gr31" draw:text-style-name="P2" draw:layer="layout" svg:width="1.324cm" svg:height="1.029cm" svg:x="-0.127cm" svg:y="4.976cm">
          <draw:text-box>
            <text:p text:style-name="P4"><text:span text:style-name="T1">atom gas</text:span></text:p>
          </draw:text-box>
        </draw:frame>
        <draw:frame draw:style-name="gr32" draw:text-style-name="P7" draw:layer="layout" svg:width="1.309cm" svg:height="0.966cm" svg:x="10.502cm" svg:y="1.527cm">
          <draw:text-box>
            <text:p text:style-name="P4"><text:span text:style-name="T6">z</text:span><text:span text:style-name="T7">c1,c2</text:span></text:p>
          </draw:text-box>
        </draw:frame>
        <draw:line draw:style-name="gr33" draw:text-style-name="P8" draw:layer="layout" svg:x1="5.106cm" svg:y1="1.394cm" svg:x2="6.223cm" svg:y2="1.394cm">
          <text:p/>
        </draw:line>
        <draw:frame draw:style-name="gr34" draw:text-style-name="P7" draw:layer="layout" svg:width="1.397cm" svg:height="0.966cm" svg:x="5.08cm" svg:y="0.49cm">
          <draw:text-box>
            <text:p text:style-name="P4"><text:span text:style-name="T6">z</text:span><text:span text:style-name="T7">s2,g1</text:span></text:p>
          </draw:text-box>
        </draw:frame>
        <draw:frame draw:style-name="gr35" draw:text-style-name="P2" draw:layer="layout" svg:width="1.331cm" svg:height="0.966cm" svg:x="1.682cm" svg:y="7.409cm">
          <draw:text-box>
            <text:p text:style-name="P4"><text:span text:style-name="T8">Ω</text:span><text:span text:style-name="T9">lab,y</text:span></text:p>
          </draw:text-box>
        </draw:frame>
        <draw:g>
          <draw:path draw:style-name="gr30" draw:text-style-name="P8" draw:layer="layout" svg:width="0.634cm" svg:height="0.888cm" draw:transform="rotate (-1.5707963267949) translate (1.197cm 5.564cm)" svg:viewBox="0 0 635 889" svg:d="M0 0c635 0 635 889 635 889">
            <text:p/>
          </draw:path>
          <draw:line draw:style-name="gr30" draw:text-style-name="P8" draw:layer="layout" svg:x1="0.354cm" svg:y1="6.199cm" svg:x2="0cm" svg:y2="6.199cm">
            <text:p/>
          </draw:line>
        </draw:g>
        <draw:g>
          <draw:path draw:style-name="gr30" draw:text-style-name="P8" draw:layer="layout" svg:width="0.634cm" svg:height="0.888cm" draw:transform="rotate (-1.5707963267949) translate (1.198cm 4.703cm)" svg:viewBox="0 0 635 889" svg:d="M635 0c-635 0-635 889-635 889">
            <text:p/>
          </draw:path>
          <draw:line draw:style-name="gr30" draw:text-style-name="P8" draw:layer="layout" svg:x1="0.355cm" svg:y1="4.703cm" svg:x2="0.001cm" svg:y2="4.703cm">
            <text:p/>
          </draw:line>
        </draw:g>
        <draw:custom-shape draw:style-name="gr36" draw:text-style-name="P8" draw:layer="layout" svg:width="1.397cm" svg:height="1.397cm" svg:x="1.627cm" svg:y="7.224cm">
          <text:p/>
          <draw:enhanced-geometry svg:viewBox="0 0 21600 21600" draw:mirror-vertical="true" draw:text-areas="0 0 21600 21600" draw:type="circular-arrow" draw:modifiers="178.106614154254 113.105236984016 9961.2686179407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text-style-name="P2" draw:layer="layout" svg:width="0.916cm" svg:height="0.792cm" svg:x="16.249cm" svg:y="2.419cm">
          <draw:text-box>
            <text:p text:style-name="P4"><text:span text:style-name="T1">g3</text:span></text:p>
          </draw:text-box>
        </draw:frame>
        <draw:frame draw:style-name="gr15" draw:text-style-name="P2" draw:layer="layout" svg:width="0.916cm" svg:height="0.792cm" svg:x="5.749cm" svg:y="2.419cm">
          <draw:text-box>
            <text:p text:style-name="P4"><text:span text:style-name="T1">g1</text:span></text:p>
          </draw:text-box>
        </draw:frame>
        <draw:frame draw:style-name="gr12" draw:text-style-name="P2" draw:layer="layout" svg:width="0.819cm" svg:height="0.64cm" svg:x="3.189cm" svg:y="6.131cm">
          <draw:text-box>
            <text:p text:style-name="P4"><text:span text:style-name="T1">s1</text:span></text:p>
          </draw:text-box>
        </draw:frame>
        <draw:line draw:style-name="gr37" draw:text-style-name="P8" draw:layer="layout" svg:x1="3.556cm" svg:y1="5.349cm" svg:x2="3.556cm" svg:y2="4.714cm">
          <text:p/>
        </draw:line>
        <draw:line draw:style-name="gr37" draw:text-style-name="P8" draw:layer="layout" svg:x1="3.556cm" svg:y1="5.605cm" svg:x2="3.556cm" svg:y2="6.24cm">
          <text:p/>
        </draw:line>
        <draw:line draw:style-name="gr38" draw:text-style-name="P8" draw:layer="layout" svg:x1="11.43cm" svg:y1="1.39cm" svg:x2="13.081cm" svg:y2="1.39cm">
          <text:p/>
        </draw:line>
        <draw:line draw:style-name="gr38" draw:text-style-name="P8" draw:layer="layout" svg:x1="15.587cm" svg:y1="1.39cm" svg:x2="13.936cm" svg:y2="1.39cm">
          <text:p/>
        </draw:line>
        <draw:line draw:style-name="gr38" draw:text-style-name="P8" draw:layer="layout" svg:x1="7.62cm" svg:y1="2.089cm" svg:x2="10.668cm" svg:y2="2.089cm">
          <text:p/>
        </draw:line>
        <draw:line draw:style-name="gr38" draw:text-style-name="P8" draw:layer="layout" svg:x1="15.588cm" svg:y1="2.054cm" svg:x2="11.53cm" svg:y2="2.054cm">
          <text:p/>
        </draw:line>
        <draw:line draw:style-name="gr38" draw:text-style-name="P8" draw:layer="layout" svg:x1="10.381cm" svg:y1="1.39cm" svg:x2="8.89cm" svg:y2="1.39cm">
          <text:p/>
        </draw:line>
        <draw:line draw:style-name="gr38" draw:text-style-name="P8" draw:layer="layout" svg:x1="6.198cm" svg:y1="1.39cm" svg:x2="7.62cm" svg:y2="1.39cm">
          <text:p/>
        </draw:line>
        <draw:line draw:style-name="gr37" draw:text-style-name="P8" draw:layer="layout" svg:x1="5.056cm" svg:y1="5.349cm" svg:x2="5.056cm" svg:y2="4.714cm">
          <text:p/>
        </draw:line>
        <draw:line draw:style-name="gr37" draw:text-style-name="P8" draw:layer="layout" svg:x1="5.056cm" svg:y1="5.605cm" svg:x2="5.056cm" svg:y2="6.24cm">
          <text:p/>
        </draw:line>
        <draw:line draw:style-name="gr38" draw:text-style-name="P8" draw:layer="layout" svg:x1="6.205cm" svg:y1="8.59cm" svg:x2="8.636cm" svg:y2="8.59cm">
          <text:p/>
        </draw:line>
        <draw:line draw:style-name="gr38" draw:text-style-name="P8" draw:layer="layout" svg:x1="11.412cm" svg:y1="8.59cm" svg:x2="13.843cm" svg:y2="8.59cm">
          <text:p/>
        </draw:line>
        <draw:line draw:style-name="gr38" draw:text-style-name="P8" draw:layer="layout" svg:x1="11.436cm" svg:y1="8.59cm" svg:x2="9.144cm" svg:y2="8.59cm">
          <text:p/>
        </draw:line>
        <draw:line draw:style-name="gr38" draw:text-style-name="P8" draw:layer="layout" svg:x1="16.722cm" svg:y1="8.59cm" svg:x2="14.311cm" svg:y2="8.59cm">
          <text:p/>
        </draw:line>
        <draw:line draw:style-name="gr28" draw:text-style-name="P8" draw:layer="layout" svg:x1="19.692cm" svg:y1="8.382cm" svg:x2="19.692cm" svg:y2="5.857cm">
          <text:p/>
        </draw:line>
        <draw:line draw:style-name="gr28" draw:text-style-name="P8" draw:layer="layout" svg:x1="6.196cm" svg:y1="2.094cm" svg:x2="6.491cm" svg:y2="2.094cm">
          <text:p/>
        </draw:line>
        <draw:line draw:style-name="gr28" draw:text-style-name="P8" draw:layer="layout" svg:x1="3.535cm" svg:y1="2.103cm" svg:x2="3.858cm" svg:y2="2.103cm">
          <text:p/>
        </draw:line>
        <draw:line draw:style-name="gr1" draw:text-style-name="P1" draw:layer="layout" svg:x1="6.199cm" svg:y1="5.455cm" svg:x2="11.469cm" svg:y2="6.928cm">
          <text:p/>
        </draw:line>
        <draw:line draw:style-name="gr1" draw:text-style-name="P1" draw:layer="layout" svg:x1="6.199cm" svg:y1="5.455cm" svg:x2="11.479cm" svg:y2="3.941cm">
          <text:p/>
        </draw:line>
        <draw:line draw:style-name="gr1" draw:text-style-name="P1" draw:layer="layout" svg:x1="11.453cm" svg:y1="6.928cm" svg:x2="18.161cm" svg:y2="7.864cm">
          <text:p/>
        </draw:line>
        <draw:line draw:style-name="gr1" draw:text-style-name="P1" draw:layer="layout" svg:x1="11.453cm" svg:y1="6.175cm" svg:x2="18.161cm" svg:y2="8.07cm">
          <text:p/>
        </draw:line>
        <draw:line draw:style-name="gr1" draw:text-style-name="P1" draw:layer="layout" svg:x1="11.453cm" svg:y1="3.941cm" svg:x2="18.161cm" svg:y2="2.932cm">
          <text:p/>
        </draw:line>
        <draw:line draw:style-name="gr1" draw:text-style-name="P1" draw:layer="layout" svg:x1="11.453cm" svg:y1="4.667cm" svg:x2="18.161cm" svg:y2="2.725cm">
          <text:p/>
        </draw:line>
        <draw:line draw:style-name="gr39" draw:text-style-name="P1" draw:layer="layout" svg:x1="11.453cm" svg:y1="7.808cm" svg:x2="11.453cm" svg:y2="2.986cm">
          <text:p/>
        </draw:line>
        <draw:line draw:style-name="gr39" draw:text-style-name="P1" draw:layer="layout" svg:x1="6.199cm" svg:y1="7.806cm" svg:x2="6.199cm" svg:y2="2.984cm">
          <text:p/>
        </draw:line>
        <draw:line draw:style-name="gr40" draw:text-style-name="P8" draw:layer="layout" svg:x1="16.705cm" svg:y1="3.155cm" svg:x2="18.161cm" svg:y2="3.155cm">
          <text:p/>
        </draw:line>
        <draw:line draw:style-name="gr40" draw:text-style-name="P8" draw:layer="layout" svg:x1="16.705cm" svg:y1="7.655cm" svg:x2="18.161cm" svg:y2="7.655cm">
          <text:p/>
        </draw:line>
        <draw:line draw:style-name="gr40" draw:text-style-name="P8" draw:layer="layout" svg:x1="16.705cm" svg:y1="3.155cm" svg:x2="18.161cm" svg:y2="2.476cm">
          <text:p/>
        </draw:line>
        <draw:line draw:style-name="gr40" draw:text-style-name="P8" draw:layer="layout" svg:x1="16.705cm" svg:y1="7.66cm" svg:x2="18.161cm" svg:y2="8.339cm">
          <text:p/>
        </draw:line>
        <draw:line draw:style-name="gr40" draw:text-style-name="P8" draw:layer="layout" svg:x1="16.705cm" svg:y1="4.675cm" svg:x2="18.161cm" svg:y2="4.889cm">
          <text:p/>
        </draw:line>
        <draw:line draw:style-name="gr40" draw:text-style-name="P8" draw:layer="layout" svg:x1="16.705cm" svg:y1="4.675cm" svg:x2="18.161cm" svg:y2="4.193cm">
          <text:p/>
        </draw:line>
        <draw:line draw:style-name="gr40" draw:text-style-name="P8" draw:layer="layout" svg:x1="16.705cm" svg:y1="6.181cm" svg:x2="18.161cm" svg:y2="6.627cm">
          <text:p/>
        </draw:line>
        <draw:line draw:style-name="gr40" draw:text-style-name="P8" draw:layer="layout" svg:x1="16.705cm" svg:y1="6.177cm" svg:x2="18.161cm" svg:y2="5.963cm">
          <text:p/>
        </draw:line>
        <draw:line draw:style-name="gr39" draw:text-style-name="P1" draw:layer="layout" svg:x1="16.707cm" svg:y1="7.81cm" svg:x2="16.707cm" svg:y2="2.988cm">
          <text:p/>
        </draw:line>
        <draw:custom-shape draw:style-name="gr41" draw:text-style-name="P8" draw:layer="layout" svg:width="0.468cm" svg:height="5.969cm" svg:x="18.816cm" svg:y="2.413cm">
          <text:p/>
          <draw:enhanced-geometry svg:viewBox="0 0 21600 21600" draw:type="rectangle" draw:enhanced-path="M 0 0 L 21600 0 21600 21600 0 21600 0 0 Z N"/>
        </draw:custom-shape>
        <draw:frame draw:style-name="gr31" draw:text-style-name="P2" draw:layer="layout" svg:width="1.987cm" svg:height="0.64cm" draw:transform="rotate (-1.5707963267949) translate (19.389cm 4.555cm)">
          <draw:text-box>
            <text:p text:style-name="P4"><text:span text:style-name="T1">Detector</text:span></text:p>
          </draw:text-box>
        </draw:frame>
        <draw:frame draw:style-name="gr42" draw:layer="layout" svg:width="1.353cm" svg:height="0.64cm" svg:x="11.374cm" svg:y="6.372cm">
          <draw:text-box>
            <text:p text:style-name="P4"><text:span text:style-name="T10">k = -2</text:span></text:p>
          </draw:text-box>
        </draw:frame>
        <draw:frame draw:style-name="gr42" draw:layer="layout" svg:width="1.433cm" svg:height="0.64cm" svg:x="11.375cm" svg:y="3.828cm">
          <draw:text-box>
            <text:p text:style-name="P4"><text:span text:style-name="T10">k = +2</text:span></text:p>
          </draw:text-box>
        </draw:frame>
        <draw:frame draw:style-name="gr42" draw:layer="layout" svg:width="1.353cm" svg:height="0.64cm" svg:x="11.375cm" svg:y="5.561cm">
          <draw:text-box>
            <text:p text:style-name="P4"><text:span text:style-name="T10">k = -1</text:span></text:p>
          </draw:text-box>
        </draw:frame>
        <draw:frame draw:style-name="gr42" draw:layer="layout" svg:width="1.433cm" svg:height="0.64cm" svg:x="11.365cm" svg:y="4.661cm">
          <draw:text-box>
            <text:p text:style-name="P4"><text:span text:style-name="T10">k = +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1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6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8T14:08:13.064003386</meta:creation-date>
    <dc:date>2015-10-08T13:39:50.298177103</dc:date>
    <meta:editing-duration>PT9H16M42S</meta:editing-duration>
    <meta:editing-cycles>58</meta:editing-cycles>
    <meta:generator>LibreOffice/4.2.8.2$Linux_X86_64 LibreOffice_project/420m0$Build-2</meta:generator>
    <dc:creator>Maxwell Gregoire</dc:creator>
    <meta:document-statistic meta:object-count="101"/>
  </office:meta>
</office:document-meta>
</file>